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Анимации в web: вчера, сегодня, завтра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Примеры, примеры, примеры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493cm" svg:x="1.4cm" svg:y="1.6cm" presentation:class="outline" presentation:user-transformed="true">
          <draw:text-box>
            <text:list text:style-name="L2">
              <text:list-item>
                <text:p><text:a xlink:href="http://jankfree.org/" xlink:type="simple">http://jankfree.org/</text:a><text:line-break/>ресурс про client-side оптимизации от разработчиков chromium</text:p>
              </text:list-item>
              <text:list-item>
                <text:p><text:a xlink:href="http://easings.net/" xlink:type="simple">http://easings.net/</text:a><text:line-break/>ресурс с примерами различных easing-функций</text:p>
              </text:list-item>
              <text:list-item>
                <text:p><text:a xlink:href="http://leaverou.github.io/prefixfree/" xlink:type="simple">http://leaverou.github.io/prefixfree/</text:a><text:line-break/>библиотека, позваляющая избавиться от браузерных префиксов</text:p>
              </text:list-item>
              <text:list-item>
                <text:p><text:a xlink:href="https://developer.mozilla.org/en-US/docs/Web/CSS/animation" xlink:type="simple">https://developer.mozilla.org/en-US/docs/Web/CSS/animation</text:a><text:line-break/>css-анимации</text:p>
              </text:list-item>
              <text:list-item>
                <text:p><text:a xlink:href="https://developer.mozilla.org/en-US/docs/Web/Guide/CSS/Using_CSS_transitions" xlink:type="simple">https://developer.mozilla.org/en-US/docs/Web/Guide/CSS/Using_CSS_transitions</text:a><text:line-break/>css-переходы</text:p>
              </text:list-item>
              <text:list-item>
                <text:p><text:a xlink:href="https://developer.mozilla.org/en-US/docs/Web/API/window.requestAnimationFrame" xlink:type="simple">https://developer.mozilla.org/en-US/docs/Web/API/window.requestAnimationFrame</text:a><text:line-break/>request animation frame</text:p>
              </text:list-item>
              <text:list-item>
                <text:p><text:a xlink:href="https://developer.chrome.com/devtools/docs/timeline" xlink:type="simple">https://developer.chrome.com/devtools/docs/timeline</text:a><text:line-break/>профилирование clientside с chromium timeline</text:p>
              </text:list-item>
              <text:list-item>
                <text:p><text:a xlink:href="http://updates.html5rocks.com/2014/05/Web-Animations---element-animate-is-now-in-Chrome-36" xlink:type="simple">http://updates.html5rocks.com/2014/05/Web-Animations---element-animate-is-now-in-Chrome-36</text:a><text:line-break/>web animations в Chrome 36</text:p>
              </text:list-item>
              <text:list-item>
                <text:p><text:a xlink:href="http://w3c.github.io/web-animations/" xlink:type="simple">http://w3c.github.io/web-animations/</text:a><text:line-break/>web animations w3c draft</text:p>
              </text:list-item>
              <text:list-item>
                <text:p><text:a xlink:href="https://github.com/web-animations/web-animations-js" xlink:type="simple">https://github.com/web-animations/web-animations-js</text:a><text:line-break/>web animations polify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Liberation Sans2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ru" fo:country="RU" style:letter-kerning="true" style:font-size-asian="12pt" style:language-asian="hi" style:country-asian="IN" style:font-size-complex="12pt" style:language-complex="hi" style:country-complex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7:13:46.340103093</meta:creation-date>
    <dc:date>2014-12-15T08:45:46.925939870</dc:date>
    <meta:editing-duration>P1DT15H20M17S</meta:editing-duration>
    <meta:editing-cycles>4</meta:editing-cycles>
    <meta:generator>LibreOffice/4.2.7.2$Linux_X86_64 LibreOffice_project/420m0$Build-2</meta:generator>
    <meta:document-statistic meta:object-count="32"/>
  </office:meta>
</office:document-meta>
</file>